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0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0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0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0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0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3A3838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3A3838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3A3838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3A3838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92D05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2D050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2D05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2D05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2D05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B0F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B0F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B0F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F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7030A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030A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7030A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030A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206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2060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2060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206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206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206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43" style:family="table-cell" style:parent-style-name="Default" style:data-style-name="N19">
      <style:table-cell-properties fo:border="thin solid #000000" style:vertical-align="middle" fo:background-color="#00B0F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45" style:family="table-cell" style:parent-style-name="Default" style:data-style-name="N19">
      <style:table-cell-properties fo:border="thin solid #000000" style:vertical-align="middle" fo:background-color="#ED7D31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background-color="#0D0D0D" style:repeat-content="false"/>
      <style:paragraph-properties fo:text-align="center"/>
      <style:text-properties fo:color="#FFFFFF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D0D0D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1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2pt solid #000000" style:vertical-align="middle" fo:background-color="#FFC000" style:repeat-content="false"/>
      <style:paragraph-properties fo:text-align="center"/>
      <style:text-properties fo:font-size="20pt" style:font-size-asian="20pt" style:font-size-complex="20pt"/>
    </style:style>
    <style:style style:name="ce59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background-color="#3A3838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office:value-type="string" table:number-columns-spanned="5" table:number-rows-spanned="2" table:style-name="ce58">
            <text:p>DIAGRAMA DE GANTT BANCO</text:p>
          </table:table-cell>
          <table:covered-table-cell table:number-columns-repeated="4"/>
          <table:table-cell table:number-columns-repeated="16373" table:style-name="ce1"/>
        </table:table-row>
        <table:table-row table:style-name="ro2">
          <table:table-cell table:number-columns-repeated="3"/>
          <table:table-cell table:number-columns-repeated="3" table:style-name="ce1"/>
          <table:covered-table-cell/>
          <table:covered-table-cell table:number-columns-repeated="4"/>
          <table:table-cell table:number-columns-repeated="16373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1">
            <text:p>ACTIVIDADES</text:p>
          </table:table-cell>
          <table:covered-table-cell/>
          <table:table-cell office:value-type="string" table:number-columns-spanned="2" table:number-rows-spanned="2" table:style-name="ce41">
            <text:p>COMIENZO</text:p>
          </table:table-cell>
          <table:covered-table-cell/>
          <table:table-cell office:value-type="string" table:number-columns-spanned="2" table:number-rows-spanned="2" table:style-name="ce41">
            <text:p>FIN</text:p>
          </table:table-cell>
          <table:covered-table-cell/>
          <table:table-cell office:value-type="string" table:number-columns-spanned="2" table:number-rows-spanned="2" table:style-name="ce41">
            <text:p>DURACION</text:p>
          </table:table-cell>
          <table:covered-table-cell/>
          <table:table-cell office:value-type="string" table:number-columns-spanned="2" table:number-rows-spanned="2" table:style-name="ce41">
            <text:p>ABRIL</text:p>
          </table:table-cell>
          <table:covered-table-cell/>
          <table:table-cell office:value-type="string" table:number-columns-spanned="2" table:number-rows-spanned="2" table:style-name="ce41">
            <text:p>MAYO</text:p>
          </table:table-cell>
          <table:covered-table-cell/>
          <table:table-cell office:value-type="string" table:number-columns-spanned="2" table:number-rows-spanned="2" table:style-name="ce41">
            <text:p>JUNIO</text:p>
          </table:table-cell>
          <table:covered-table-cell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ANALISIS REQUISITOS</text:p>
          </table:table-cell>
          <table:covered-table-cell/>
          <table:table-cell office:value-type="date" office:date-value="2022-04-01T00:00:00" table:number-columns-spanned="2" table:number-rows-spanned="2" table:style-name="ce43">
            <text:p>01/04/2022</text:p>
          </table:table-cell>
          <table:covered-table-cell/>
          <table:table-cell office:value-type="date" office:date-value="2022-05-16T00:00:00" table:number-columns-spanned="2" table:number-rows-spanned="2" table:style-name="ce45">
            <text:p>16/05/2022</text:p>
          </table:table-cell>
          <table:covered-table-cell/>
          <table:table-cell office:value-type="string" table:number-columns-spanned="2" table:number-rows-spanned="2" table:style-name="ce47">
            <text:p>42d</text:p>
          </table:table-cell>
          <table:covered-table-cell/>
          <table:table-cell table:number-columns-spanned="3" table:number-rows-spanned="2" table:style-name="ce55"/>
          <table:covered-table-cell table:number-columns-repeated="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DISEÑO</text:p>
          </table:table-cell>
          <table:covered-table-cell/>
          <table:table-cell office:value-type="date" office:date-value="2022-04-16T00:00:00" table:number-columns-spanned="2" table:number-rows-spanned="2" table:style-name="ce43">
            <text:p>16/04/2022</text:p>
          </table:table-cell>
          <table:covered-table-cell/>
          <table:table-cell office:value-type="date" office:date-value="2022-06-16T00:00:00" table:number-columns-spanned="2" table:number-rows-spanned="2" table:style-name="ce45">
            <text:p>16/06/2022</text:p>
          </table:table-cell>
          <table:covered-table-cell/>
          <table:table-cell office:value-type="string" table:number-columns-spanned="2" table:number-rows-spanned="2" table:style-name="ce47">
            <text:p>56d</text:p>
          </table:table-cell>
          <table:covered-table-cell/>
          <table:table-cell table:number-columns-spanned="1" table:number-rows-spanned="2" table:style-name="ce2"/>
          <table:table-cell table:number-columns-spanned="4" table:number-rows-spanned="2" table:style-name="ce56"/>
          <table:covered-table-cell table:number-columns-repeated="3"/>
          <table:table-cell table:number-columns-spanned="1" table:number-rows-spanned="2" table:style-name="ce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CODIFICACION</text:p>
          </table:table-cell>
          <table:covered-table-cell/>
          <table:table-cell office:value-type="date" office:date-value="2022-04-01T00:00:00" table:number-columns-spanned="2" table:number-rows-spanned="2" table:style-name="ce43">
            <text:p>01/04/2022</text:p>
          </table:table-cell>
          <table:covered-table-cell/>
          <table:table-cell office:value-type="date" office:date-value="2022-04-30T00:00:00" table:number-columns-spanned="2" table:number-rows-spanned="2" table:style-name="ce45">
            <text:p>30/04/2022</text:p>
          </table:table-cell>
          <table:covered-table-cell/>
          <table:table-cell office:value-type="string" table:number-columns-spanned="2" table:number-rows-spanned="2" table:style-name="ce47">
            <text:p>28d</text:p>
          </table:table-cell>
          <table:covered-table-cell/>
          <table:table-cell table:number-columns-spanned="2" table:number-rows-spanned="2" table:style-name="ce60"/>
          <table:covered-table-cell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PRUEBAS</text:p>
          </table:table-cell>
          <table:covered-table-cell/>
          <table:table-cell office:value-type="date" office:date-value="2022-05-16T00:00:00" table:number-columns-spanned="2" table:number-rows-spanned="2" table:style-name="ce43">
            <text:p>16/05/2022</text:p>
          </table:table-cell>
          <table:covered-table-cell/>
          <table:table-cell office:value-type="date" office:date-value="2022-06-30T00:00:00" table:number-columns-spanned="2" table:number-rows-spanned="2" table:style-name="ce45">
            <text:p>30/06/2022</text:p>
          </table:table-cell>
          <table:covered-table-cell/>
          <table:table-cell office:value-type="string" table:number-columns-spanned="2" table:number-rows-spanned="2" table:style-name="ce47">
            <text:p>42d</text:p>
          </table:table-cell>
          <table:covered-table-cell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3" table:number-rows-spanned="2" table:style-name="ce42"/>
          <table:covered-table-cell table:number-columns-repeated="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DOCUMENTACION</text:p>
          </table:table-cell>
          <table:covered-table-cell/>
          <table:table-cell office:value-type="date" office:date-value="2022-06-01T00:00:00" table:number-columns-spanned="2" table:number-rows-spanned="2" table:style-name="ce43">
            <text:p>01/06/2022</text:p>
          </table:table-cell>
          <table:covered-table-cell/>
          <table:table-cell office:value-type="date" office:date-value="2022-06-30T00:00:00" table:number-columns-spanned="2" table:number-rows-spanned="2" table:style-name="ce45">
            <text:p>30/06/2022</text:p>
          </table:table-cell>
          <table:covered-table-cell/>
          <table:table-cell office:value-type="string" table:number-columns-spanned="2" table:number-rows-spanned="2" table:style-name="ce47">
            <text:p>28d</text:p>
          </table:table-cell>
          <table:covered-table-cell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2" table:number-rows-spanned="2" table:style-name="ce44"/>
          <table:covered-table-cell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EXPLOTACION</text:p>
          </table:table-cell>
          <table:covered-table-cell/>
          <table:table-cell office:value-type="date" office:date-value="2022-05-01T00:00:00" table:number-columns-spanned="2" table:number-rows-spanned="2" table:style-name="ce43">
            <text:p>01/05/2022</text:p>
          </table:table-cell>
          <table:covered-table-cell/>
          <table:table-cell office:value-type="date" office:date-value="2022-05-30T00:00:00" table:number-columns-spanned="2" table:number-rows-spanned="2" table:style-name="ce45">
            <text:p>30/05/2022</text:p>
          </table:table-cell>
          <table:covered-table-cell/>
          <table:table-cell office:value-type="string" table:number-columns-spanned="2" table:number-rows-spanned="2" table:style-name="ce47">
            <text:p>28d</text:p>
          </table:table-cell>
          <table:covered-table-cell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spanned="2" table:number-rows-spanned="2" table:style-name="ce59"/>
          <table:covered-table-cell/>
          <table:table-cell table:number-columns-spanned="1" table:number-rows-spanned="2" table:style-name="ce2"/>
          <table:table-cell table:number-columns-spanned="1" table:number-rows-spanned="2" table:style-name="ce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3"/>
          <table:table-cell office:value-type="string" table:number-columns-spanned="2" table:number-rows-spanned="2" table:style-name="ce42">
            <text:p>MANTENIMIENTO</text:p>
          </table:table-cell>
          <table:covered-table-cell/>
          <table:table-cell office:value-type="date" office:date-value="2022-04-16T00:00:00" table:number-columns-spanned="2" table:number-rows-spanned="2" table:style-name="ce43">
            <text:p>16/04/2022</text:p>
          </table:table-cell>
          <table:covered-table-cell/>
          <table:table-cell office:value-type="date" office:date-value="2022-06-16T00:00:00" table:number-columns-spanned="2" table:number-rows-spanned="2" table:style-name="ce45">
            <text:p>16/06/2022</text:p>
          </table:table-cell>
          <table:covered-table-cell/>
          <table:table-cell office:value-type="string" table:number-columns-spanned="2" table:number-rows-spanned="2" table:style-name="ce47">
            <text:p>56d</text:p>
          </table:table-cell>
          <table:covered-table-cell/>
          <table:table-cell table:number-columns-spanned="1" table:number-rows-spanned="2" table:style-name="ce2"/>
          <table:table-cell table:number-columns-spanned="4" table:number-rows-spanned="2" table:style-name="ce57"/>
          <table:covered-table-cell table:number-columns-repeated="3"/>
          <table:table-cell table:number-columns-spanned="1" table:number-rows-spanned="2" table:style-name="ce2"/>
          <table:table-cell table:number-columns-repeated="16367"/>
        </table:table-row>
        <table:table-row table:style-name="ro3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david</meta:initial-creator>
    <dc:creator>davidmalpa13@gmail.com</dc:creator>
    <meta:creation-date>2022-10-03T19:06:01Z</meta:creation-date>
    <dc:date>2022-10-03T19:41:56Z</dc:date>
  </office:meta>
</office:document-meta>
</file>